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994cm"/>
    </style:style>
    <style:style style:name="co3" style:family="table-column">
      <style:table-column-properties fo:break-before="auto" style:column-width="6.313cm"/>
    </style:style>
    <style:style style:name="co4" style:family="table-column">
      <style:table-column-properties fo:break-before="auto" style:column-width="10.753cm"/>
    </style:style>
    <style:style style:name="co5" style:family="table-column">
      <style:table-column-properties fo:break-before="auto" style:column-width="6.636cm"/>
    </style:style>
    <style:style style:name="co6" style:family="table-column">
      <style:table-column-properties fo:break-before="auto" style:column-width="6.242cm"/>
    </style:style>
    <style:style style:name="co7" style:family="table-column">
      <style:table-column-properties fo:break-before="auto" style:column-width="3.988cm"/>
    </style:style>
    <style:style style:name="co8" style:family="table-column">
      <style:table-column-properties fo:break-before="auto" style:column-width="3.745cm"/>
    </style:style>
    <style:style style:name="co9" style:family="table-column">
      <style:table-column-properties fo:break-before="auto" style:column-width="2.997cm"/>
    </style:style>
    <style:style style:name="co10" style:family="table-column">
      <style:table-column-properties fo:break-before="auto" style:column-width="2.108cm"/>
    </style:style>
    <style:style style:name="co11" style:family="table-column">
      <style:table-column-properties fo:break-before="auto" style:column-width="3.12cm"/>
    </style:style>
    <style:style style:name="co12" style:family="table-column">
      <style:table-column-properties fo:break-before="auto" style:column-width="7.463cm"/>
    </style:style>
    <style:style style:name="co13" style:family="table-column">
      <style:table-column-properties fo:break-before="auto" style:column-width="11.959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1.499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6.558cm" fo:break-before="auto" style:use-optimal-row-height="false"/>
    </style:style>
    <style:style style:name="ro6" style:family="table-row">
      <style:table-row-properties style:row-height="9.555cm" fo:break-before="auto" style:use-optimal-row-height="false"/>
    </style:style>
    <style:style style:name="ro7" style:family="table-row">
      <style:table-row-properties style:row-height="1.632cm" fo:break-before="auto" style:use-optimal-row-height="true"/>
    </style:style>
    <style:style style:name="ro8" style:family="table-row">
      <style:table-row-properties style:row-height="6.369cm" fo:break-before="auto" style:use-optimal-row-height="true"/>
    </style:style>
    <style:style style:name="ro9" style:family="table-row">
      <style:table-row-properties style:row-height="5.923cm" fo:break-before="auto" style:use-optimal-row-height="false"/>
    </style:style>
    <style:style style:name="ro10" style:family="table-row">
      <style:table-row-properties style:row-height="3cm" fo:break-before="auto" style:use-optimal-row-height="true"/>
    </style:style>
    <style:style style:name="ro11" style:family="table-row">
      <style:table-row-properties style:row-height="1.737cm" fo:break-before="auto" style:use-optimal-row-height="true"/>
    </style:style>
    <style:style style:name="ro12" style:family="table-row">
      <style:table-row-properties style:row-height="6.791cm" fo:break-before="auto" style:use-optimal-row-height="true"/>
    </style:style>
    <style:style style:name="ro13" style:family="table-row">
      <style:table-row-properties style:row-height="4.263cm" fo:break-before="auto" style:use-optimal-row-height="true"/>
    </style:style>
    <style:style style:name="ro14" style:family="table-row">
      <style:table-row-properties style:row-height="0.822cm" fo:break-before="auto" style:use-optimal-row-height="false"/>
    </style:style>
    <style:style style:name="ro15" style:family="table-row">
      <style:table-row-properties style:row-height="1.316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ff00cc"/>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wrap-option="wrap"/>
      <style:paragraph-properties fo:text-align="start" fo:margin-left="0cm"/>
      <style:text-properties fo:hyphenate="true"/>
    </style:style>
    <style:style style:name="ce2" style:family="table-cell" style:parent-style-name="Default">
      <style:table-cell-properties fo:wrap-option="wrap"/>
      <style:text-properties fo:hyphenate="true"/>
    </style:style>
    <style:style style:name="ce3"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center" fo:margin-left="0cm"/>
      <style:text-properties fo:hyphenate="true"/>
    </style:style>
    <style:style style:name="ce5"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Times New Roman" fo:font-size="12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fo:hyphenate="true"/>
    </style:style>
    <style:style style:name="ce6"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fo:hyphenate="true"/>
    </style:style>
    <style:style style:name="ce7"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fo:hyphenate="true"/>
    </style:style>
    <style:style style:name="ce8" style:family="table-cell" style:parent-style-name="Default">
      <style:table-cell-properties style:text-align-source="fix" style:repeat-content="false" fo:wrap-option="wrap" style:rotation-align="none"/>
      <style:paragraph-properties fo:text-align="center" fo:margin-left="0cm"/>
      <style:text-properties fo:hyphenate="true"/>
    </style:style>
    <style:style style:name="ce9" style:family="table-cell" style:parent-style-name="Default">
      <style:table-cell-properties style:text-align-source="fix" style:repeat-content="false" fo:wrap-option="wrap" style:rotation-align="none"/>
      <style:paragraph-properties fo:text-align="center"/>
      <style:text-properties style:use-window-font-color="true" style:text-outline="false" style:text-line-through-style="none" style:font-name="Times New Roman" fo:font-size="16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fo:hyphenate="true"/>
    </style:style>
    <style:style style:name="ce10" style:family="table-cell" style:parent-style-name="Default">
      <style:table-cell-properties style:text-align-source="fix" style:repeat-content="false" fo:wrap-option="wrap" style:rotation-align="none"/>
      <style:paragraph-properties fo:text-align="center"/>
      <style:text-properties fo:hyphenate="true"/>
    </style:style>
    <style:style style:name="ce11" style:family="table-cell" style:parent-style-name="Default">
      <style:table-cell-properties style:text-align-source="fix" style:repeat-content="false" fo:wrap-option="wrap" style:rotation-align="none"/>
      <style:paragraph-properties fo:text-align="center"/>
      <style:text-properties fo:font-weight="normal" style:font-weight-asian="normal" style:font-weight-complex="normal" fo:hyphenate="true"/>
    </style:style>
    <style:style style:name="ce12" style:family="table-cell" style:parent-style-name="Default" style:data-style-name="N37">
      <style:table-cell-properties style:text-align-source="fix" style:repeat-content="false" fo:wrap-option="wrap" style:rotation-align="none"/>
      <style:paragraph-properties fo:text-align="center"/>
      <style:text-properties fo:hyphenate="true"/>
    </style:style>
    <style:style style:name="ce13" style:family="table-cell" style:parent-style-name="Default" style:data-style-name="N37">
      <style:table-cell-properties style:text-align-source="fix" style:repeat-content="false" fo:wrap-option="wrap" style:rotation-align="none"/>
      <style:paragraph-properties fo:text-align="center" fo:margin-left="0cm"/>
      <style:text-properties fo:hyphenate="true"/>
    </style:style>
    <style:style style:name="ce14" style:family="table-cell" style:parent-style-name="Default" style:data-style-name="N37">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5" style:family="table-cell" style:parent-style-name="Default" style:data-style-name="N37">
      <style:table-cell-properties style:text-align-source="fix" style:repeat-content="false" fo:wrap-option="wrap" style:rotation-align="none"/>
      <style:paragraph-properties fo:text-align="center"/>
      <style:text-properties fo:font-weight="normal" style:font-weight-asian="normal" style:font-weight-complex="normal" fo:hyphenate="true"/>
    </style:style>
    <style:style style:name="ce16" style:family="table-cell" style:parent-style-name="Default">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7" style:family="table-cell" style:parent-style-name="Default" style:data-style-name="N37">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fo:hyphenate="true"/>
    </style:style>
    <style:style style:name="T1" style:family="text">
      <style:text-properties style:text-underline-style="solid" style:text-underline-width="auto" style:text-underline-color="font-color"/>
    </style:style>
    <style:style style:name="T2" style:family="text">
      <style:text-properties fo:font-size="12pt" style:font-size-asian="12pt" style:font-size-complex="12pt"/>
    </style:style>
    <style:style style:name="T3" style:family="text">
      <style:text-properties fo:font-size="11pt" style:font-size-asian="11pt" style:font-size-complex="11pt"/>
    </style:style>
  </office:automatic-styles>
  <office:body>
    <office:spreadsheet>
      <table:table table:name="Sheet1" table:style-name="ta2" table:print-ranges="Sheet1.A1:Sheet1.AMJ1">
        <table:table-column table:style-name="co2" table:default-cell-style-name="ce2"/>
        <table:table-column table:style-name="co3" table:default-cell-style-name="ce2"/>
        <table:table-column table:style-name="co4" table:default-cell-style-name="ce2"/>
        <table:table-column table:style-name="co5" table:default-cell-style-name="ce10"/>
        <table:table-column table:style-name="co6" table:number-columns-repeated="2" table:default-cell-style-name="ce10"/>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 table:number-columns-repeated="1011" table:default-cell-style-name="ce2"/>
        <table:table-row table:style-name="ro2">
          <table:table-cell table:style-name="ce1" office:value-type="string">
            <text:p>company</text:p>
          </table:table-cell>
          <table:table-cell table:style-name="ce4" office:value-type="string">
            <text:p>web_site_adress</text:p>
          </table:table-cell>
          <table:table-cell table:style-name="ce4" office:value-type="string">
            <text:p>social_policy</text:p>
          </table:table-cell>
          <table:table-cell table:style-name="ce8" office:value-type="string">
            <text:p>enviroment_policy</text:p>
          </table:table-cell>
          <table:table-cell table:style-name="ce8" office:value-type="string">
            <text:p>Facebook_founded_date </text:p>
          </table:table-cell>
          <table:table-cell table:style-name="ce8" office:value-type="string">
            <text:p>Facebook_adress</text:p>
          </table:table-cell>
          <table:table-cell table:style-name="ce4" office:value-type="string">
            <text:p>Facebook_followers</text:p>
          </table:table-cell>
          <table:table-cell table:style-name="ce4" office:value-type="string">
            <text:p>Instagram_account</text:p>
          </table:table-cell>
          <table:table-cell table:style-name="ce4"/>
          <table:table-cell table:style-name="ce4" office:value-type="string">
            <text:p>#countries_per_company</text:p>
          </table:table-cell>
          <table:table-cell table:style-name="ce4" office:value-type="string">
            <text:p>web site language</text:p>
          </table:table-cell>
          <table:table-cell table:style-name="ce4" office:value-type="string">
            <text:p>reference to the word sustainability</text:p>
          </table:table-cell>
          <table:table-cell table:style-name="ce4" office:value-type="string">
            <text:p>notes</text:p>
          </table:table-cell>
          <table:table-cell table:style-name="ce4" table:number-columns-repeated="1011"/>
        </table:table-row>
        <table:table-row table:style-name="ro3">
          <table:table-cell office:value-type="string">
            <text:p>NUNNER Logistics BV</text:p>
          </table:table-cell>
          <table:table-cell office:value-type="string">
            <text:p><text:a xlink:href="https://www.nunner.com/">https://www.nunner.com/</text:a></text:p>
          </table:table-cell>
          <table:table-cell office:value-type="string">
            <text:p>CORPORATE SOCIAL RESPONSIBILITY (CSR) <text:s/><text:a xlink:href="https://www.nunner.com/csr/our-environment/">https://www.nunner.com/csr/our-environment/</text:a></text:p>
          </table:table-cell>
          <table:table-cell table:style-name="ce9" office:value-type="string">
            <text:p><text:span text:style-name="T2">CORPORATE SOCIAL </text:span><text:span text:style-name="T2">RESPONSIBILITY (CSR)</text:span><text:span text:style-name="T3"> <text:s/>.</text:span><text:span text:style-name="T3"><text:a xlink:href="https://www.nunner.com/wp-content/uploads/2021/06/Nunner-Code-of-Conduct.pdf">https://www.nunner.com/wp-content/uploads/2021/06/Nunner-Code-of-Conduct.pdf</text:a></text:span></text:p>
          </table:table-cell>
          <table:table-cell table:style-name="ce9" table:number-columns-repeated="2"/>
          <table:table-cell table:number-columns-repeated="2" office:value-type="string">
            <text:p>None</text:p>
          </table:table-cell>
          <table:table-cell office:value-type="string">
            <text:p>international</text:p>
          </table:table-cell>
          <table:table-cell office:value-type="float" office:value="11">
            <text:p>11</text:p>
          </table:table-cell>
          <table:table-cell table:number-columns-repeated="2"/>
          <table:table-cell office:value-type="string">
            <text:p>Very informative site </text:p>
          </table:table-cell>
          <table:table-cell table:number-columns-repeated="1011"/>
        </table:table-row>
        <table:table-row table:style-name="ro4">
          <table:table-cell office:value-type="string">
            <text:p>Base Logistics BV</text:p>
          </table:table-cell>
          <table:table-cell office:value-type="string">
            <text:p><text:a xlink:href="https://baselogistics.com/">https://baselogistics.com/</text:a></text:p>
          </table:table-cell>
          <table:table-cell table:number-columns-repeated="2" office:value-type="string">
            <text:p>nothing mentioned on their website</text:p>
          </table:table-cell>
          <table:table-cell table:style-name="ce12" office:value-type="date" office:date-value="2012-10-04">
            <text:p>04/10/12</text:p>
          </table:table-cell>
          <table:table-cell table:style-name="ce12" office:value-type="string">
            <text:p><text:a xlink:href="https://www.facebook.com/BaseLogistics/">https://www.facebook.com/BaseLogistics/</text:a></text:p>
          </table:table-cell>
          <table:table-cell table:style-name="ce4" office:value-type="float" office:value="734">
            <text:p>734</text:p>
          </table:table-cell>
          <table:table-cell office:value-type="string">
            <text:p>None</text:p>
          </table:table-cell>
          <table:table-cell office:value-type="string">
            <text:p>international</text:p>
          </table:table-cell>
          <table:table-cell office:value-type="float" office:value="3">
            <text:p>3</text:p>
          </table:table-cell>
          <table:table-cell/>
          <table:table-cell office:value-type="string">
            <text:p>no</text:p>
          </table:table-cell>
          <table:table-cell table:number-columns-repeated="1012"/>
        </table:table-row>
        <table:table-row table:style-name="ro5">
          <table:table-cell office:value-type="string">
            <text:p>De Graaf Logistics BV</text:p>
          </table:table-cell>
          <table:table-cell office:value-type="string">
            <text:p><text:a xlink:href="https://www.degraaflogistics.nl/nl/">https://www.degraaflogistics.nl/nl/</text:a></text:p>
          </table:table-cell>
          <table:table-cell office:value-type="string">
            <text:p>nothing mentioned on their website</text:p>
          </table:table-cell>
          <table:table-cell table:style-name="ce8" office:value-type="string">
            <text:p><text:a xlink:href="https://www.degraaflogistics.nl/en/about_de_graaf/lean-and-green-star-dgl">https://www.degraaflogistics.nl/en/about_de_graaf/lean-and-green-star-dgl</text:a> [In the spring of 2010, the Lean and Green Award had already been assigned to the company for its ambitious plans to slash its carbon dioxide emissions by 20% in 2012 compared against 2007. Further to an audit by Deloitte, at the behest of Connekt, De Graaf Logistics turned out to have amply overshot the intended target.</text:p>
            <text:p/>
            <text:p>This reduction in carbon dioxide emission levels was accomplished through the winning combination of the 3 measures below:</text:p>
            <text:p>100% green power generation by DGL’s wind turbine in its own grounds</text:p>
            <text:p>Reduction of the number of kilometres on the through more intensive collaboration within our networks</text:p>
            <text:p>Transhipment of cargos from road to railway transport at our own rail terminal] </text:p>
          </table:table-cell>
          <table:table-cell table:style-name="ce13" office:value-type="date" office:date-value="2013-09-03">
            <text:p>03/09/13</text:p>
          </table:table-cell>
          <table:table-cell table:style-name="ce12" office:value-type="string">
            <text:p><text:a xlink:href="https://www.facebook.com/degraaflogistics/">https://www.facebook.com/degraaflogistics/</text:a></text:p>
          </table:table-cell>
          <table:table-cell office:value-type="float" office:value="1100">
            <text:p>1100</text:p>
          </table:table-cell>
          <table:table-cell office:value-type="string">
            <text:p>252followers</text:p>
          </table:table-cell>
          <table:table-cell office:value-type="string">
            <text:p>international</text:p>
          </table:table-cell>
          <table:table-cell office:value-type="float" office:value="3">
            <text:p>3</text:p>
          </table:table-cell>
          <table:table-cell table:number-columns-repeated="2"/>
          <table:table-cell office:value-type="string">
            <text:p>the only thing they mention about the reletionship with their clients is like: [Distributie DGL, green and fast!</text:p>
            <text:p/>
            <text:p/>
            <text:p>Anywhere in the Benelux within 24 hours, from 1 kilo parcels up to full loads.</text:p>
            <text:p/>
            <text:p>Our watchword is: 'Collected Today &lt; &gt; Delivered Tomorrow”. Based on factors such as volume, fragility, accessibility and drop density, DGL decides to either deliver it’s Benelux shipments using it’s own vehicle fleet or through its network. The latest status of your shipment can be consulted on our website at any time. If the shipment has not been delivered yet, the website will specify the expected time of arrival over at your customer’s premises (ETA). Once the shipment has been delivered, the website tells you who signed for receipt, enabling you to print or mail the digital signature from the website by the evening. Needless to say you can also contact DGL’s Customer Service by phone with any queries you may have. In doing so, DGL is seen to combine the facilities of an internationally oriented company with the kind of personal and dedicated service you get from a local business.]</text:p>
          </table:table-cell>
          <table:table-cell table:number-columns-repeated="1011"/>
        </table:table-row>
        <table:table-row table:style-name="ro4">
          <table:table-cell office:value-type="string">
            <text:p>Van Spreuwel Transport</text:p>
          </table:table-cell>
          <table:table-cell office:value-type="string">
            <text:p><text:a xlink:href="https://vanspreuweltransport.nl/">https://vanspreuweltransport.nl/</text:a></text:p>
          </table:table-cell>
          <table:table-cell table:number-columns-repeated="2" office:value-type="string">
            <text:p>nothing mentioned on their website</text:p>
          </table:table-cell>
          <table:table-cell table:style-name="ce12" office:value-type="date" office:date-value="2011-12-25">
            <text:p>25/12/11</text:p>
          </table:table-cell>
          <table:table-cell table:style-name="ce12" office:value-type="string">
            <text:p><text:a xlink:href="https://www.facebook.com/spreuwel/">https://www.facebook.com/spreuwel/</text:a></text:p>
          </table:table-cell>
          <table:table-cell office:value-type="float" office:value="840">
            <text:p>840</text:p>
          </table:table-cell>
          <table:table-cell office:value-type="string">
            <text:p>269 followers</text:p>
          </table:table-cell>
          <table:table-cell office:value-type="string">
            <text:p>local</text:p>
          </table:table-cell>
          <table:table-cell office:value-type="float" office:value="1">
            <text:p>1</text:p>
          </table:table-cell>
          <table:table-cell/>
          <table:table-cell office:value-type="string">
            <text:p>no</text:p>
          </table:table-cell>
          <table:table-cell table:number-columns-repeated="1012"/>
        </table:table-row>
        <table:table-row table:style-name="ro6">
          <table:table-cell office:value-type="string">
            <text:p>GVT Transport &amp; Logistics Tilburg</text:p>
          </table:table-cell>
          <table:table-cell office:value-type="string">
            <text:p><text:a xlink:href="https://www.gvt.nl/">https://www.gvt.nl/</text:a></text:p>
          </table:table-cell>
          <table:table-cell table:style-name="ce5" office:value-type="string">
            <text:p><text:s/>SUSTAINABLE DEVELOPMENT AT ID LOGISTICS FOCUSES ON 3 MAIN AREAS: Who we are: our greatest capital is above all human <text:s/>– Be the benchmark logistics provider in terms of health and safety at work, – Support employees in their professional development, – Be an actor of inclusion: promoting the integration of the most vulnerable and encouraging diversity within the teams, – Establishing ethics as a prerequisite for all activities. <text:s text:c="7"/><text:span text:style-name="T1">1 </text:span><text:span text:style-name="T1"><text:a xlink:href="../.https://www.id-logistics.com/en/wp-content/uploads/sites/20/2022/07/MEL_80806_IDL_RI_2021_EN.pdf%20/%20">.https://www.id-logistics.com/en/wp-content/uploads/sites/20/2022/07/MEL_80806_IDL_RI_2021_EN.pdf /</text:a></text:span> <text:s text:c="2"/>2.<text:span text:style-name="T1"> </text:span><text:span text:style-name="T1"><text:a xlink:href="https://www.id-logistics.com/en/wp-content/uploads/sites/20/2021/10/80584_IDL_RSE2020_UK_septembre_MEL.pdf">https://www.id-logistics.com/en/wp-content/uploads/sites/20/2021/10/80584_IDL_RSE2020_UK_septembre_MEL.pdf</text:a></text:span></text:p>
          </table:table-cell>
          <table:table-cell office:value-type="string">
            <text:p><text:a xlink:href="https://www.id-logistics.com/en/sustainable-development/carbon-footprint/">https://www.id-logistics.com/en/sustainable-development/carbon-footprint/</text:a></text:p>
          </table:table-cell>
          <table:table-cell table:style-name="ce12" office:value-type="date" office:date-value="2011-11-03">
            <text:p>03/11/11</text:p>
          </table:table-cell>
          <table:table-cell table:style-name="ce12" office:value-type="string">
            <text:p>/<text:a xlink:href="https://www.facebook.com/gvttransportlogistics/">https://www.facebook.com/gvttransportlogistics/</text:a></text:p>
          </table:table-cell>
          <table:table-cell office:value-type="float" office:value="3.2">
            <text:p>3.2</text:p>
          </table:table-cell>
          <table:table-cell/>
          <table:table-cell office:value-type="string">
            <text:p>international</text:p>
          </table:table-cell>
          <table:table-cell office:value-type="float" office:value="18">
            <text:p>18</text:p>
          </table:table-cell>
          <table:table-cell/>
          <table:table-cell office:value-type="string">
            <text:p>yes</text:p>
          </table:table-cell>
          <table:table-cell office:value-type="string">
            <text:p>GVT Transport &amp; Logistics Tilburg are now under the name of ID logistics which is an global logistic company with activity in more than 18 countries</text:p>
          </table:table-cell>
          <table:table-cell table:number-columns-repeated="1011"/>
        </table:table-row>
        <table:table-row table:style-name="ro7">
          <table:table-cell office:value-type="string">
            <text:p>Rhenus Contract Logistics Eindhoven B.V.</text:p>
          </table:table-cell>
          <table:table-cell office:value-type="string">
            <text:p><text:a xlink:href="https://www.rhenus.group/">https://www.rhenus.group/</text:a></text:p>
          </table:table-cell>
          <table:table-cell office:value-type="string">
            <text:p>1.<text:a xlink:href="https://www.rhenus.group/rhenus-group/our-values/">https://www.rhenus.group/rhenus-group/our-values/</text:a> <text:s text:c="2"/>2.<text:a xlink:href="https://www.rhenus.group/fileadmin/1_Rhenus%20Group/6_Corporate%20Compliance/Corporate_Compliance-Richtlinie/EN_Code_of_Conduct_screen_202209.pdf">https://www.rhenus.group/fileadmin/1_Rhenus%20Group/6_Corporate%20Compliance/Corporate_Compliance-Richtlinie/EN_Code_of_Conduct_screen_202209.pdf</text:a></text:p>
          </table:table-cell>
          <table:table-cell office:value-type="string">
            <text:p><text:a xlink:href="https://www.rhenus.group/rhenus-group/corporate-principles-and-health-safety/">https://www.rhenus.group/rhenus-group/corporate-principles-and-health-safety/</text:a></text:p>
          </table:table-cell>
          <table:table-cell table:number-columns-repeated="2"/>
          <table:table-cell table:style-name="ce6" office:value-type="string">
            <text:p>Rhenus Eindhoven does not have a Facebook account but Rotterdam and Tilburg do</text:p>
          </table:table-cell>
          <table:table-cell table:style-name="ce6" office:value-type="string">
            <text:p><text:a xlink:href="https://www.instagram.com/rhenuslogisticsnederland/?hl=el#">rhenuslogisticsnederland</text:a> <text:s/>1195 followers</text:p>
          </table:table-cell>
          <table:table-cell office:value-type="string">
            <text:p>international</text:p>
          </table:table-cell>
          <table:table-cell office:value-type="float" office:value="61">
            <text:p>61</text:p>
          </table:table-cell>
          <table:table-cell/>
          <table:table-cell office:value-type="string">
            <text:p>yes(<text:a xlink:href="https://www.rhenus.group/rhenus-group/sustainability/">https://www.rhenus.group/rhenus-group/sustainability/</text:a>)</text:p>
          </table:table-cell>
          <table:table-cell office:value-type="string">
            <text:p>Rhenus has more companies in the Netherlands (Tilburg,Eindhoven,Rotterdam)</text:p>
          </table:table-cell>
          <table:table-cell table:number-columns-repeated="1011"/>
        </table:table-row>
        <table:table-row table:style-name="ro4">
          <table:table-cell office:value-type="string">
            <text:p>Van den Broek Logistics BV</text:p>
          </table:table-cell>
          <table:table-cell office:value-type="string">
            <text:p><text:a xlink:href="https://www.broeklogistics.nl/">https://www.broeklogistics.nl/</text:a></text:p>
          </table:table-cell>
          <table:table-cell table:style-name="ce6" office:value-type="string">
            <text:p><text:a xlink:href="https://www.broeklogistics.nl/en/quality-and-csr/">https://www.broeklogistics.nl/en/quality-and-csr/</text:a></text:p>
          </table:table-cell>
          <table:table-cell office:value-type="string">
            <text:p><text:a xlink:href="https://www.broeklogistics.nl/en/quality-and-csr/">https://www.broeklogistics.nl/en/quality-and-csr/</text:a></text:p>
          </table:table-cell>
          <table:table-cell table:style-name="ce12" office:value-type="date" office:date-value="2010-08-08">
            <text:p>08/08/10</text:p>
          </table:table-cell>
          <table:table-cell table:style-name="ce12" office:value-type="string">
            <text:p><text:a xlink:href="https://www.facebook.com/VandenBroekLogistics/">https://www.facebook.com/VandenBroekLogistics/</text:a></text:p>
          </table:table-cell>
          <table:table-cell office:value-type="float" office:value="1700">
            <text:p>1700</text:p>
          </table:table-cell>
          <table:table-cell office:value-type="string">
            <text:p>609 followers</text:p>
          </table:table-cell>
          <table:table-cell office:value-type="string">
            <text:p>local</text:p>
          </table:table-cell>
          <table:table-cell office:value-type="float" office:value="1">
            <text:p>1</text:p>
          </table:table-cell>
          <table:table-cell/>
          <table:table-cell office:value-type="string">
            <text:p>no</text:p>
          </table:table-cell>
          <table:table-cell table:number-columns-repeated="1012"/>
        </table:table-row>
        <table:table-row table:style-name="ro8">
          <table:table-cell office:value-type="string">
            <text:p>Transport J.A. van Wanrooy BV</text:p>
          </table:table-cell>
          <table:table-cell office:value-type="string">
            <text:p><text:a xlink:href="https://www.freightned.com/nl/">https://www.freightned.com/nl/</text:a></text:p>
          </table:table-cell>
          <table:table-cell table:number-columns-repeated="2" office:value-type="string">
            <text:p>nothing mentioned on their website</text:p>
          </table:table-cell>
          <table:table-cell table:style-name="ce14" office:value-type="date" office:date-value="2013-08-29">
            <text:p>29/08/13</text:p>
          </table:table-cell>
          <table:table-cell table:style-name="ce16" office:value-type="string">
            <text:p><text:a xlink:href="https://www.facebook.com/wanrooytransport/about_profile_transparency">https://www.facebook.com/wanrooytransport/about_profile_transparency</text:a></text:p>
          </table:table-cell>
          <table:table-cell office:value-type="float" office:value="756">
            <text:p>756</text:p>
          </table:table-cell>
          <table:table-cell office:value-type="string">
            <text:p>None</text:p>
          </table:table-cell>
          <table:table-cell office:value-type="string">
            <text:p>local</text:p>
          </table:table-cell>
          <table:table-cell office:value-type="float" office:value="1">
            <text:p>1</text:p>
          </table:table-cell>
          <table:table-cell/>
          <table:table-cell office:value-type="string">
            <text:p>Sustainable and economical</text:p>
            <text:p>Transport of containers by train is fast, safe, economical, and reliable. This type of transport is also very sustainable and it unburdens the roads. Do you want to offer fast delivery to destination and contribute to a better and cleaner environment at the same time? Then use one of our many train connections that we can offer you together with local transport to and from the rail terminal.</text:p>
            <text:p/>
            <text:p>Fast &amp; economical</text:p>
            <text:p>Safe &amp; reliable</text:p>
            <text:p>Sustainable &amp; eco-friendly</text:p>
          </table:table-cell>
          <table:table-cell office:value-type="string">
            <text:p><text:s/>FreightNed is the new name of the company, in 2017 the Van den Broek Logistics BV was charged with trafficking cocaine</text:p>
          </table:table-cell>
          <table:table-cell table:number-columns-repeated="1011"/>
        </table:table-row>
        <table:table-row table:style-name="ro9">
          <table:table-cell office:value-type="string">
            <text:p>Speedliner Logistics BV</text:p>
          </table:table-cell>
          <table:table-cell office:value-type="string">
            <text:p><text:a xlink:href="http://www.speedliner.nl/">http://www.speedliner.nl/</text:a></text:p>
          </table:table-cell>
          <table:table-cell table:style-name="ce6" office:value-type="string">
            <text:p>Maatschappelijk Verantwoord Ondernemen (MVO) is daarom voor Speedliner vanzelfsprekend. Wij leveren graag een bijdrage aan een betere leefwereld, maar ook aan de lokale samenleving. Wij dragen bijvoorbeeld het Ronald McDonald huis in Tilburg een warm hart toe, door dit huis te steunen met onze logistieke diensten. Daarnaast is Speedliner een vaste gesprekspartner bij Gemeente Oisterwijk om de leefomgeving in Oisterwijk te verbeteren. Tot slot is het bedrijf een van de oprichters van de Oisterwijkse lichtjestour. Dit is een trucktour in de avond, waarbij we gehandicapten de dag van hun leven proberen te bezorgen. </text:p>
          </table:table-cell>
          <table:table-cell office:value-type="string">
            <text:p>Maatschappelijk Bewust</text:p>
            <text:p>Als transportbedrijf zitten wij in een milieubelastende branche en zijn wij continue bezig om deze belasting te minimaliseren waar mogelijk. Dit proberen wij onder andere te bereiken door zo optimaal mogelijk onze transporten uit te voeren. <text:s/>Denkt u hierbij aan de optimale beladingsgraad, routeplanning en de inzet van technologie, zoals de voertuigen met Euro 5 motoren.</text:p>
          </table:table-cell>
          <table:table-cell table:style-name="ce12" office:value-type="date" office:date-value="2011-03-03">
            <text:p>03/03/11</text:p>
          </table:table-cell>
          <table:table-cell table:style-name="ce3" office:value-type="string">
            <text:p><text:a xlink:href="https://www.facebook.com/speedlinerlogistics/%20">https://www.facebook.com/speedlinerlogistics/</text:a></text:p>
          </table:table-cell>
          <table:table-cell office:value-type="float" office:value="609">
            <text:p>609</text:p>
          </table:table-cell>
          <table:table-cell office:value-type="string">
            <text:p>None</text:p>
          </table:table-cell>
          <table:table-cell office:value-type="string">
            <text:p>local</text:p>
          </table:table-cell>
          <table:table-cell office:value-type="float" office:value="1">
            <text:p>1</text:p>
          </table:table-cell>
          <table:table-cell office:value-type="string">
            <text:p>only dutch</text:p>
          </table:table-cell>
          <table:table-cell office:value-type="string">
            <text:p>no</text:p>
          </table:table-cell>
          <table:table-cell table:number-columns-repeated="1012"/>
        </table:table-row>
        <table:table-row table:style-name="ro10">
          <table:table-cell office:value-type="string">
            <text:p>Schavemaker Transport Breda B.V.</text:p>
          </table:table-cell>
          <table:table-cell office:value-type="string">
            <text:p><text:a xlink:href="https://www.schavemaker.com/">https://www.schavemaker.com/</text:a></text:p>
          </table:table-cell>
          <table:table-cell table:style-name="ce6" office:value-type="string">
            <text:p>nothing mentioned on their website</text:p>
          </table:table-cell>
          <table:table-cell office:value-type="string">
            <text:p>a few words about green energy and sustainability with <text:s/>reducing truck movements and putting more solar panels</text:p>
          </table:table-cell>
          <table:table-cell table:style-name="ce12" office:value-type="date" office:date-value="2016-06-22">
            <text:p>22/06/16</text:p>
          </table:table-cell>
          <table:table-cell table:style-name="ce12" office:value-type="string">
            <text:p><text:a xlink:href="https://www.facebook.com/schavemakerlogisticstransport/">https://www.facebook.com/schavemakerlogisticstransport/</text:a></text:p>
          </table:table-cell>
          <table:table-cell office:value-type="float" office:value="883">
            <text:p>883</text:p>
          </table:table-cell>
          <table:table-cell office:value-type="string">
            <text:p>None</text:p>
          </table:table-cell>
          <table:table-cell office:value-type="string">
            <text:p>international</text:p>
          </table:table-cell>
          <table:table-cell office:value-type="float" office:value="3">
            <text:p>3</text:p>
          </table:table-cell>
          <table:table-cell/>
          <table:table-cell office:value-type="string">
            <text:p>yes /11times: <text:s/>***By reducing truck movements, we are meeting the need to make the transport sector increasingly sustainable and environmentally friendly <text:s text:c="2"/>/ <text:s text:c="3"/>there are now enough solar panels on the roof to be able to replace all the electricity used with green energy.</text:p>
          </table:table-cell>
          <table:table-cell office:value-type="string">
            <text:p>A Dutch company that expanded in England and Poland</text:p>
          </table:table-cell>
          <table:table-cell table:number-columns-repeated="1011"/>
        </table:table-row>
        <table:table-row table:style-name="ro11">
          <table:table-cell office:value-type="string">
            <text:p>DNA United Forwarders Ltd.</text:p>
          </table:table-cell>
          <table:table-cell office:value-type="string">
            <text:p><text:a xlink:href="https://www.forwarder.net/nl/">https://www.forwarder.net/nl/</text:a></text:p>
          </table:table-cell>
          <table:table-cell table:style-name="ce7" office:value-type="string">
            <text:p><text:a xlink:href="https://www.forwarder.net/en/working-at">https://www.forwarder.net/en/working-at</text:a></text:p>
          </table:table-cell>
          <table:table-cell table:style-name="ce11" office:value-type="string">
            <text:p>https://www.forwarder.net/en/certificates</text:p>
          </table:table-cell>
          <table:table-cell table:style-name="ce15" office:value-type="date" office:date-value="2011-09-05">
            <text:p>05/09/11</text:p>
          </table:table-cell>
          <table:table-cell table:style-name="ce15" office:value-type="string">
            <text:p><text:a xlink:href="https://www.facebook.com/dnaforwarders/">https://www.facebook.com/dnaforwarders/</text:a> <text:s text:c="2"/></text:p>
          </table:table-cell>
          <table:table-cell office:value-type="string">
            <text:p><text:a xlink:href="https://www.facebook.com/dnaforwarders/">https://www.facebook.com/dnaforwarders/</text:a> <text:s text:c="5"/>231 followers/since 5 -9-2011</text:p>
          </table:table-cell>
          <table:table-cell office:value-type="string">
            <text:p>None</text:p>
          </table:table-cell>
          <table:table-cell office:value-type="string">
            <text:p>local</text:p>
          </table:table-cell>
          <table:table-cell office:value-type="float" office:value="1">
            <text:p>1</text:p>
          </table:table-cell>
          <table:table-cell/>
          <table:table-cell office:value-type="string">
            <text:p>Yes 2 times </text:p>
          </table:table-cell>
          <table:table-cell office:value-type="string">
            <text:p>Regarting to the ecological footprint <text:s/>and the sustainability of the business, their page makes reference to the certifications it holds and they also <text:s/>refering to the subject on the company's news in the form of an article /They are very concerned thought on Facebook about this issues </text:p>
          </table:table-cell>
          <table:table-cell table:number-columns-repeated="1011"/>
        </table:table-row>
        <table:table-row table:style-name="ro12">
          <table:table-cell table:style-name="ce3" office:value-type="string">
            <text:p>Otentic Logistics B.V.</text:p>
          </table:table-cell>
          <table:table-cell office:value-type="string">
            <text:p><text:a xlink:href="https://www.otenticlogistics.nl/">https://www.otenticlogistics.nl/</text:a></text:p>
          </table:table-cell>
          <table:table-cell table:style-name="ce6" office:value-type="string">
            <text:p>nothing mentioned on their website</text:p>
          </table:table-cell>
          <table:table-cell office:value-type="string">
            <text:p><text:a xlink:href="https://www.otenticlogistics.nl/en/about-us/otentic-logistics">https://www.otenticlogistics.nl/en/about-us/otentic-logistics</text:a> <text:s text:c="3"/>Environmentally friendly</text:p>
            <text:p>At Otentic Logistics safety, health and the environment have top priority. Situated on the waterfront, we are able to offer environmentally friendly transport over water in collaboration with the Oosterhout Container Terminal.</text:p>
            <text:p/>
            <text:p>Our storage facilities are also equipped with the statutory safety requirements in order to prevent chemical pollution in case of a calamity. In daily operations, attention is paid to the correct way of recycling packaging materials and waste products.</text:p>
          </table:table-cell>
          <table:table-cell table:style-name="ce12" office:value-type="date" office:date-value="2015-09-26">
            <text:p>26/09/15</text:p>
          </table:table-cell>
          <table:table-cell table:style-name="ce12"/>
          <table:table-cell office:value-type="float" office:value="105">
            <text:p>105</text:p>
          </table:table-cell>
          <table:table-cell office:value-type="string">
            <text:p>None</text:p>
          </table:table-cell>
          <table:table-cell office:value-type="string">
            <text:p>local</text:p>
          </table:table-cell>
          <table:table-cell office:value-type="float" office:value="1">
            <text:p>1</text:p>
          </table:table-cell>
          <table:table-cell table:number-columns-repeated="1014"/>
        </table:table-row>
        <table:table-row table:style-name="ro2">
          <table:table-cell office:value-type="string">
            <text:p>VDH Cool Logistics BV</text:p>
          </table:table-cell>
          <table:table-cell office:value-type="string">
            <text:p><text:a xlink:href="https://www.vdhcompany.com/en/">https://www.vdhcompany.com/en/</text:a></text:p>
          </table:table-cell>
          <table:table-cell table:style-name="ce6" office:value-type="string">
            <text:p>nothing mentioned on their website</text:p>
          </table:table-cell>
          <table:table-cell office:value-type="string">
            <text:p>nothing mentioned on their website</text:p>
          </table:table-cell>
          <table:table-cell table:style-name="ce12" office:value-type="date" office:date-value="2014-01-14">
            <text:p>14/01/14</text:p>
          </table:table-cell>
          <table:table-cell table:style-name="ce12" office:value-type="string">
            <text:p><text:a xlink:href="https://www.facebook.com/dnaforwarders/">https://www.facebook.com/dnaforwarders/</text:a> <text:s text:c="2"/></text:p>
          </table:table-cell>
          <table:table-cell office:value-type="float" office:value="637">
            <text:p>637</text:p>
          </table:table-cell>
          <table:table-cell office:value-type="string">
            <text:p><text:s/><text:a xlink:href="https://www.instagram.com/vdh_company/">https://www.instagram.com/vdh_company/</text:a>, <text:s text:c="3"/>264 followers</text:p>
          </table:table-cell>
          <table:table-cell office:value-type="string">
            <text:p>international</text:p>
          </table:table-cell>
          <table:table-cell office:value-type="float" office:value="2">
            <text:p>2</text:p>
          </table:table-cell>
          <table:table-cell table:number-columns-repeated="2"/>
          <table:table-cell office:value-type="string">
            <text:p>On their website, they <text:s/>do not mention anything about their policy, referring to the protection of the environment or their ecological footprint <text:s/>or either the social policy inside the company regarding their employees</text:p>
          </table:table-cell>
          <table:table-cell table:number-columns-repeated="1011"/>
        </table:table-row>
        <table:table-row table:style-name="ro13">
          <table:table-cell office:value-type="string">
            <text:p>First Logistics B.V.</text:p>
          </table:table-cell>
          <table:table-cell office:value-type="string">
            <text:p><text:a xlink:href="https://firstlogistics.nl/">https://firstlogistics.nl/</text:a></text:p>
          </table:table-cell>
          <table:table-cell table:style-name="ce6" office:value-type="string">
            <text:p>nothing mentioned on their website</text:p>
          </table:table-cell>
          <table:table-cell office:value-type="string">
            <text:p>Met het oog op de toekomst</text:p>
            <text:p/>
            <text:p>Een belangrijk doel van First Logistics is verduurzaming. Ook wij denken aan de toekomst en zijn dagelijks bezig om onze uitstoot te beperken en zo milieubewust mogelijk te opereren. Daarnaast plannen wij zeer efficiënt, zodat we de hoeveelheid gereden kilometers beperken.</text:p>
          </table:table-cell>
          <table:table-cell table:number-columns-repeated="2"/>
          <table:table-cell office:value-type="string">
            <text:p>None</text:p>
          </table:table-cell>
          <table:table-cell office:value-type="string">
            <text:p>10 followers</text:p>
          </table:table-cell>
          <table:table-cell office:value-type="string">
            <text:p>local</text:p>
          </table:table-cell>
          <table:table-cell office:value-type="float" office:value="1">
            <text:p>1</text:p>
          </table:table-cell>
          <table:table-cell office:value-type="string">
            <text:p>only dutch</text:p>
          </table:table-cell>
          <table:table-cell table:number-columns-repeated="1013"/>
        </table:table-row>
        <table:table-row table:style-name="ro4">
          <table:table-cell office:value-type="string">
            <text:p>TOP Logistics BV</text:p>
          </table:table-cell>
          <table:table-cell office:value-type="string">
            <text:p><text:a xlink:href="https://home-of-logistics.com/">https://home-of-logistics.com/</text:a></text:p>
          </table:table-cell>
          <table:table-cell table:style-name="ce6" office:value-type="string">
            <text:p>nothing mentioned on their website</text:p>
          </table:table-cell>
          <table:table-cell office:value-type="string">
            <text:p>nothing mentioned on their website</text:p>
          </table:table-cell>
          <table:table-cell table:style-name="ce12" office:value-type="date" office:date-value="2012-08-28">
            <text:p>28/08/12</text:p>
          </table:table-cell>
          <table:table-cell table:style-name="ce12" office:value-type="string">
            <text:p><text:a xlink:href="https://www.facebook.com/profile.php?id=100067103992987">https://www.facebook.com/profile.php?id=100067103992987</text:a></text:p>
          </table:table-cell>
          <table:table-cell office:value-type="float" office:value="120">
            <text:p>120</text:p>
          </table:table-cell>
          <table:table-cell office:value-type="string">
            <text:p>128 followers</text:p>
          </table:table-cell>
          <table:table-cell office:value-type="string">
            <text:p>local</text:p>
          </table:table-cell>
          <table:table-cell office:value-type="float" office:value="1">
            <text:p>1</text:p>
          </table:table-cell>
          <table:table-cell table:number-columns-repeated="1014"/>
        </table:table-row>
        <table:table-row table:style-name="ro4">
          <table:table-cell office:value-type="string">
            <text:p>Claassen Logistics</text:p>
          </table:table-cell>
          <table:table-cell office:value-type="string">
            <text:p><text:a xlink:href="https://www.claassen.nu/">https://www.claassen.nu/</text:a></text:p>
          </table:table-cell>
          <table:table-cell table:style-name="ce7" office:value-type="string">
            <text:p><text:a xlink:href="https://www.claassen.nu/en/about-us/corporate-social-responsibility/">https://www.claassen.nu/en/about-us/corporate-social-responsibility/</text:a></text:p>
          </table:table-cell>
          <table:table-cell office:value-type="string">
            <text:p><text:a xlink:href="https://www.claassen.nu/en/about-us/corporate-social-responsibility/">https://www.claassen.nu/en/about-us/corporate-social-responsibility/</text:a></text:p>
          </table:table-cell>
          <table:table-cell table:style-name="ce12" office:value-type="date" office:date-value="2014-10-18">
            <text:p>18/10/14</text:p>
          </table:table-cell>
          <table:table-cell table:style-name="ce12" office:value-type="string">
            <text:p><text:a xlink:href="https://www.facebook.com/ClaassenLogistics/">https://www.facebook.com/ClaassenLogistics/</text:a></text:p>
          </table:table-cell>
          <table:table-cell office:value-type="float" office:value="1200">
            <text:p>1200</text:p>
          </table:table-cell>
          <table:table-cell office:value-type="string">
            <text:p>425 followers</text:p>
          </table:table-cell>
          <table:table-cell office:value-type="string">
            <text:p>local</text:p>
          </table:table-cell>
          <table:table-cell office:value-type="float" office:value="1">
            <text:p>1</text:p>
          </table:table-cell>
          <table:table-cell table:number-columns-repeated="1014"/>
        </table:table-row>
        <table:table-row table:style-name="ro14">
          <table:table-cell office:value-type="string">
            <text:p>Vortex Logistics</text:p>
          </table:table-cell>
          <table:table-cell office:value-type="string">
            <text:p><text:a xlink:href="https://www.vortex-logistics.com/joloda/">https://www.vortex-logistics.com/joloda/</text:a></text:p>
          </table:table-cell>
          <table:table-cell table:number-columns-repeated="2" table:style-name="ce6" office:value-type="string">
            <text:p>nothing mentioned on their website</text:p>
          </table:table-cell>
          <table:table-cell table:style-name="ce12" office:value-type="date" office:date-value="2016-01-16">
            <text:p>16/01/16</text:p>
          </table:table-cell>
          <table:table-cell table:style-name="ce12" office:value-type="string">
            <text:p><text:a xlink:href="https://www.facebook.com/profile.php?id=100067103992987">https://www.facebook.com/profile.php?id=100067103992987</text:a></text:p>
          </table:table-cell>
          <table:table-cell office:value-type="float" office:value="246">
            <text:p>246</text:p>
          </table:table-cell>
          <table:table-cell office:value-type="string">
            <text:p>None</text:p>
          </table:table-cell>
          <table:table-cell office:value-type="string">
            <text:p>international </text:p>
          </table:table-cell>
          <table:table-cell office:value-type="float" office:value="2">
            <text:p>2</text:p>
          </table:table-cell>
          <table:table-cell table:number-columns-repeated="1014"/>
        </table:table-row>
        <table:table-row table:style-name="ro15">
          <table:table-cell office:value-type="string">
            <text:p>Hartog Logistics B.V.</text:p>
          </table:table-cell>
          <table:table-cell office:value-type="string">
            <text:p><text:a xlink:href="http://www.hartog-transport.nl/">http://www.hartog-transport.nl/</text:a></text:p>
          </table:table-cell>
          <table:table-cell table:number-columns-repeated="2" table:style-name="ce6" office:value-type="string">
            <text:p>nothing mentioned on their website</text:p>
          </table:table-cell>
          <table:table-cell table:style-name="ce12" office:value-type="date" office:date-value="2014-04-09">
            <text:p>09/04/14</text:p>
          </table:table-cell>
          <table:table-cell table:style-name="ce17" office:value-type="string">
            <text:p><text:a xlink:href="https://www.facebook.com/adenhartogtransportlangerak/">https://www.facebook.com/adenhartogtransportlangerak/</text:a></text:p>
          </table:table-cell>
          <table:table-cell office:value-type="float" office:value="3100">
            <text:p>3100</text:p>
          </table:table-cell>
          <table:table-cell office:value-type="string">
            <text:p>None</text:p>
          </table:table-cell>
          <table:table-cell office:value-type="string">
            <text:p>local</text:p>
          </table:table-cell>
          <table:table-cell office:value-type="float" office:value="1">
            <text:p>1</text:p>
          </table:table-cell>
          <table:table-cell table:number-columns-repeated="1014"/>
        </table:table-row>
        <table:table-row table:style-name="ro4">
          <table:table-cell office:value-type="string">
            <text:p>Newcorp Logistics B.V.</text:p>
          </table:table-cell>
          <table:table-cell office:value-type="string">
            <text:p><text:a xlink:href="https://www.newcorplogistics.nl/nl/">https://www.newcorplogistics.nl/nl/</text:a></text:p>
          </table:table-cell>
          <table:table-cell table:number-columns-repeated="2" table:style-name="ce6" office:value-type="string">
            <text:p>nothing mentioned on their website</text:p>
          </table:table-cell>
          <table:table-cell table:style-name="ce12" office:value-type="date" office:date-value="2020-10-13">
            <text:p>13/10/20</text:p>
          </table:table-cell>
          <table:table-cell table:style-name="ce17" office:value-type="string">
            <text:p><text:a xlink:href="https://www.facebook.com/newcorplogistic/">https://www.facebook.com/newcorplogistic/</text:a></text:p>
          </table:table-cell>
          <table:table-cell office:value-type="float" office:value="49">
            <text:p>49</text:p>
          </table:table-cell>
          <table:table-cell office:value-type="string">
            <text:p>74 followers</text:p>
          </table:table-cell>
          <table:table-cell office:value-type="string">
            <text:p>local</text:p>
          </table:table-cell>
          <table:table-cell office:value-type="float" office:value="1">
            <text:p>1</text:p>
          </table:table-cell>
          <table:table-cell/>
          <table:table-cell office:value-type="string">
            <text:p>no</text:p>
          </table:table-cell>
          <table:table-cell table:number-columns-repeated="1012"/>
        </table:table-row>
        <table:table-row table:style-name="ro4">
          <table:table-cell office:value-type="string">
            <text:p>Nord Cargo BV</text:p>
          </table:table-cell>
          <table:table-cell office:value-type="string">
            <text:p><text:a xlink:href="https://www.nordcargo.com/">https://www.nordcargo.com/</text:a></text:p>
          </table:table-cell>
          <table:table-cell table:number-columns-repeated="2" table:style-name="ce6" office:value-type="string">
            <text:p>nothing mentioned on their website</text:p>
          </table:table-cell>
          <table:table-cell table:style-name="ce12" office:value-type="date" office:date-value="2014-11-21">
            <text:p>21/11/14</text:p>
          </table:table-cell>
          <table:table-cell table:style-name="ce17" office:value-type="string">
            <text:p><text:a xlink:href="https://www.facebook.com/nordcargobv/">https://www.facebook.com/nordcargobv/</text:a></text:p>
          </table:table-cell>
          <table:table-cell office:value-type="float" office:value="1500">
            <text:p>1500</text:p>
          </table:table-cell>
          <table:table-cell office:value-type="string">
            <text:p>592 followers</text:p>
          </table:table-cell>
          <table:table-cell office:value-type="string">
            <text:p>international</text:p>
          </table:table-cell>
          <table:table-cell office:value-type="float" office:value="2">
            <text:p>2</text:p>
          </table:table-cell>
          <table:table-cell table:number-columns-repeated="2"/>
          <table:table-cell office:value-type="string">
            <text:p>this company is a spanish <text:s/>that has expendet also in the <text:s/>netherlands</text:p>
          </table:table-cell>
          <table:table-cell table:number-columns-repeated="1011"/>
        </table:table-row>
        <table:table-row table:style-name="ro4" table:number-rows-repeated="1048554">
          <table:table-cell table:number-columns-repeated="1024"/>
        </table:table-row>
        <table:table-row table:style-name="ro4">
          <table:table-cell table:number-columns-repeated="1024"/>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1-11">11/01/2023</text:date>, <text:time>11:20: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DT18H1M</meta:editing-duration>
    <meta:editing-cycles>4</meta:editing-cycles>
    <meta:generator>OpenOffice/4.1.11$Win32 OpenOffice.org_project/4111m1$Build-9808</meta:generator>
    <dc:date>2023-01-11T11:20:25.35</dc:date>
    <meta:document-statistic meta:table-count="3" meta:cell-count="225" meta:object-count="0"/>
    <meta:user-defined meta:name="Info 1"/>
    <meta:user-defined meta:name="Info 2"/>
    <meta:user-defined meta:name="Info 3"/>
    <meta:user-defined meta:name="Info 4"/>
  </office:meta>
</office:document-meta>
</file>